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6A0000017E077261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5e0b" officeooo:paragraph-rsid="000d5e0b"/>
    </style:style>
    <style:style style:name="P2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54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Text Frame 1" draw:style-name="gr1" draw:text-style-name="P2" svg:width="0.1748in" svg:height="0.2551in" svg:x="1.1409in" svg:y="2.1752in"><draw:text-box><text:p>2</text:p></draw:text-box></draw:frame><draw:frame text:anchor-type="paragraph" draw:z-index="2" draw:name="Text Frame 2" draw:style-name="gr1" draw:text-style-name="P2" svg:width="0.1614in" svg:height="0.2551in" svg:x="2.8091in" svg:y="2.5339in"><draw:text-box><text:p>1</text:p></draw:text-box></draw:frame><draw:frame text:anchor-type="paragraph" draw:z-index="3" draw:name="Text Frame 3" draw:style-name="gr1" draw:text-style-name="P2" svg:width="0.1614in" svg:height="0.2551in" svg:x="5.8874in" svg:y="2.9626in"><draw:text-box><text:p>3</text:p></draw:text-box></draw:frame><draw:frame text:anchor-type="paragraph" draw:z-index="4" draw:name="Text Frame 4" draw:style-name="gr1" draw:text-style-name="P2" svg:width="0.1614in" svg:height="0.2551in" svg:x="4.3602in" svg:y="3.3909in"><draw:text-box><text:p>4</text:p></draw:text-box></draw:frame><draw:frame draw:style-name="fr1" draw:name="Image1" text:anchor-type="char" svg:x="-0.011in" svg:y="0.8457in" svg:width="6.6929in" svg:height="2.9252in" draw:z-index="0"><draw:image xlink:href="Pictures/100000000000036A0000017E077261E9.png" xlink:type="simple" xlink:show="embed" xlink:actuate="onLoad" draw:mime-type="image/png"/></draw:frame>Lesson 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2T09:12:54.749693553</meta:creation-date>
    <dc:date>2025-11-22T09:17:16.746075617</dc:date>
    <meta:editing-duration>PT4M23S</meta:editing-duration>
    <meta:editing-cycles>1</meta:editing-cycles>
    <meta:document-statistic meta:table-count="0" meta:image-count="1" meta:object-count="0" meta:page-count="1" meta:paragraph-count="1" meta:word-count="2" meta:character-count="8" meta:non-whitespace-character-count="7"/>
    <meta:generator>LibreOffice/24.2.7.2$Linux_X86_64 LibreOffice_project/420$Build-2</meta:generator>
  </office:meta>
</office:document-meta>
</file>